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06c6e1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5ce81d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0bcff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bcffc" officeooo:paragraph-rsid="003561c4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bcffc" officeooo:paragraph-rsid="003cf34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0bcffc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41fe18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4ca9c1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4f43aa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5b88b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bcffc" officeooo:paragraph-rsid="001db69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2pt" fo:language="ru" fo:country="RU" fo:font-weight="normal" officeooo:rsid="000b1010" officeooo:paragraph-rsid="000bcff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0b101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0bcff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5b88bd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5ce81d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6c6e1" officeooo:paragraph-rsid="0006c6e1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6c6e1" officeooo:paragraph-rsid="005b88b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5b88bd" officeooo:paragraph-rsid="005b88bd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.0201in" fo:margin-bottom="0.0201in" loext:contextual-spacing="false" fo:text-align="justify" style:justify-single-word="false"/>
      <style:text-properties officeooo:paragraph-rsid="003399bd"/>
    </style:style>
    <style:style style:name="P21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0bcff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5fbfd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5d907f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italic" fo:font-weight="normal" officeooo:rsid="000b1010" officeooo:paragraph-rsid="004ddb62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italic" fo:font-weight="normal" officeooo:rsid="000b1010" officeooo:paragraph-rsid="000bcffc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italic" fo:font-weight="normal" officeooo:rsid="000b1010" officeooo:paragraph-rsid="005fbfd1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10pt" fo:letter-spacing="normal" fo:language="ru" fo:country="RU" fo:font-style="normal" fo:font-weight="normal" officeooo:paragraph-rsid="003399bd" style:font-size-asian="10pt" style:font-size-complex="10pt"/>
    </style:style>
    <style:style style:name="P28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SFMono-Regular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29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style:use-window-font-color="true" style:font-name="SFMono-Regular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30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6a737d" style:font-name="SFMono-Regular" fo:font-size="8pt" fo:letter-spacing="normal" fo:language="en" fo:country="US" fo:font-style="normal" fo:font-weight="normal" officeooo:rsid="000b1010" officeooo:paragraph-rsid="000bcffc" style:font-name-asian="DejaVu Sans Mono" style:font-size-asian="8pt" style:font-weight-asian="normal" style:font-name-complex="Liberation Mono" style:font-size-complex="8pt" style:font-weight-complex="normal"/>
    </style:style>
    <style:style style:name="P31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10pt" fo:letter-spacing="normal" fo:language="ru" fo:country="RU" fo:font-style="normal" fo:font-weight="bold" officeooo:rsid="000b1010" officeooo:paragraph-rsid="001afd47" style:font-size-asian="10pt" style:font-weight-asian="normal" style:font-size-complex="10pt" style:font-weight-complex="normal"/>
    </style:style>
    <style:style style:name="P32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10pt" fo:letter-spacing="normal" fo:language="ru" fo:country="RU" fo:font-style="normal" fo:font-weight="normal" officeooo:rsid="000b1010" officeooo:paragraph-rsid="000dd8d1" style:font-size-asian="10pt" style:font-weight-asian="normal" style:font-size-complex="10pt" style:font-weight-complex="normal"/>
    </style:style>
    <style:style style:name="P33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bold" officeooo:rsid="000b1010" officeooo:paragraph-rsid="000bcffc" style:font-size-asian="10pt" style:font-weight-asian="normal" style:font-size-complex="10pt" style:font-weight-complex="normal"/>
    </style:style>
    <style:style style:name="P34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bold" officeooo:rsid="000b1010" officeooo:paragraph-rsid="001e19f4" style:font-size-asian="10pt" style:font-weight-asian="normal" style:font-size-complex="10pt" style:font-weight-complex="normal"/>
    </style:style>
    <style:style style:name="P35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text-align="justify" style:justify-single-word="false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8pt" fo:letter-spacing="normal" fo:language="ru" fo:country="RU" fo:font-style="normal" fo:font-weight="normal" officeooo:rsid="000b1010" officeooo:paragraph-rsid="001e19f4" style:font-size-asian="8pt" style:font-weight-asian="normal" style:font-size-complex="8pt" style:font-weight-complex="normal"/>
    </style:style>
    <style:style style:name="P36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8pt" fo:letter-spacing="normal" fo:font-style="normal" fo:font-weight="normal" style:font-size-asian="8pt" style:font-size-complex="8pt"/>
    </style:style>
    <style:style style:name="P37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font-style="normal" fo:font-weight="normal" style:font-size-asian="8pt" style:font-size-complex="8pt"/>
    </style:style>
    <style:style style:name="P38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style:font-size-asian="8pt" style:font-size-complex="8pt"/>
    </style:style>
    <style:style style:name="P39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officeooo:paragraph-rsid="0051d3a9" style:font-size-asian="8pt" style:font-size-complex="8pt"/>
    </style:style>
    <style:style style:name="P4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font-size="8pt" fo:letter-spacing="normal" style:font-size-asian="8pt" style:font-size-complex="8pt"/>
    </style:style>
    <style:style style:name="P41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font-size="8pt" fo:letter-spacing="normal" fo:language="en" fo:country="US" officeooo:paragraph-rsid="0051d3a9" style:font-size-asian="8pt" style:font-size-complex="8pt"/>
    </style:style>
    <style:style style:name="P42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font-size="8pt" fo:letter-spacing="normal" fo:language="en" fo:country="US" officeooo:paragraph-rsid="00542155" style:font-size-asian="8pt" style:font-size-complex="8pt"/>
    </style:style>
    <style:style style:name="P43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font-style="normal" fo:font-weight="normal" officeooo:paragraph-rsid="0023897c" style:font-size-asian="8pt" style:font-size-complex="8pt"/>
    </style:style>
    <style:style style:name="P44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font-style="normal" fo:font-weight="normal" style:font-size-asian="8pt" style:font-size-complex="8pt"/>
    </style:style>
    <style:style style:name="P45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language="en" fo:country="US" fo:font-style="normal" fo:font-weight="normal" style:font-size-asian="8pt" style:font-size-complex="8pt"/>
    </style:style>
    <style:style style:name="P46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language="en" fo:country="US" fo:font-style="normal" fo:font-weight="normal" officeooo:paragraph-rsid="0051d3a9" style:font-size-asian="8pt" style:font-size-complex="8pt"/>
    </style:style>
    <style:style style:name="P47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size="8pt" style:font-size-asian="8pt" style:font-size-complex="8pt"/>
    </style:style>
    <style:style style:name="P48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size="8pt" fo:language="en" fo:country="US" style:font-size-asian="8pt" style:font-size-complex="8pt"/>
    </style:style>
    <style:style style:name="P49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officeooo:paragraph-rsid="0051d3a9" style:font-size-asian="8pt" style:font-size-complex="8pt"/>
    </style:style>
    <style:style style:name="P5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officeooo:paragraph-rsid="00542155" style:font-size-asian="8pt" style:font-size-complex="8pt"/>
    </style:style>
    <style:style style:name="P51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0366d6" style:text-line-through-style="none" style:text-line-through-type="none" style:font-name="apple-system" fo:font-size="10pt" fo:letter-spacing="normal" fo:language="ru" fo:country="RU" fo:font-style="normal" style:text-underline-style="none" fo:font-weight="normal" officeooo:paragraph-rsid="003399bd" style:text-blinking="false" fo:background-color="#ffffff" style:font-size-asian="10pt" style:font-size-complex="10pt"/>
    </style:style>
    <style:style style:name="P52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0bcffc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39d" style:font-weight-asian="bold" style:font-weight-complex="bold"/>
    </style:style>
    <style:style style:name="T3" style:family="text">
      <style:text-properties fo:font-weight="bold" officeooo:rsid="001b5411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d8d1" style:font-weight-asian="normal" style:font-weight-complex="normal"/>
    </style:style>
    <style:style style:name="T7" style:family="text">
      <style:text-properties fo:font-weight="normal" officeooo:rsid="0012439d" style:font-weight-asian="normal" style:font-weight-complex="normal"/>
    </style:style>
    <style:style style:name="T8" style:family="text">
      <style:text-properties fo:font-weight="normal" officeooo:rsid="004f43aa" style:font-weight-asian="normal" style:font-weight-complex="normal"/>
    </style:style>
    <style:style style:name="T9" style:family="text">
      <style:text-properties fo:font-weight="normal" officeooo:rsid="000fbdac"/>
    </style:style>
    <style:style style:name="T10" style:family="text">
      <style:text-properties fo:font-weight="normal" officeooo:rsid="001afd47"/>
    </style:style>
    <style:style style:name="T11" style:family="text">
      <style:text-properties officeooo:rsid="000bcffc"/>
    </style:style>
    <style:style style:name="T12" style:family="text">
      <style:text-properties officeooo:rsid="000c3e91"/>
    </style:style>
    <style:style style:name="T13" style:family="text">
      <style:text-properties officeooo:rsid="000dd8d1"/>
    </style:style>
    <style:style style:name="T14" style:family="text">
      <style:text-properties officeooo:rsid="0012439d"/>
    </style:style>
    <style:style style:name="T15" style:family="text">
      <style:text-properties officeooo:rsid="00138f03"/>
    </style:style>
    <style:style style:name="T16" style:family="text">
      <style:text-properties officeooo:rsid="00143e8d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normal" officeooo:rsid="000fbdac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font-variant="normal" fo:text-transform="none" fo:color="#24292e" style:font-name="apple-system" fo:font-size="10pt" fo:letter-spacing="normal" fo:language="ru" fo:country="RU" fo:font-style="normal" fo:font-weight="normal" style:font-size-asian="10pt" style:font-size-complex="10pt"/>
    </style:style>
    <style:style style:name="T21" style:family="text">
      <style:text-properties fo:font-variant="normal" fo:text-transform="none" fo:color="#24292e" style:font-name="apple-system" fo:font-size="10pt" fo:letter-spacing="normal" fo:language="en" fo:country="US" fo:font-style="normal" fo:font-weight="normal" style:font-size-asian="10pt" style:font-size-complex="10pt"/>
    </style:style>
    <style:style style:name="T22" style:family="text">
      <style:text-properties fo:font-variant="normal" fo:text-transform="none" fo:color="#24292e" style:font-name="apple-system" fo:font-size="10pt" fo:letter-spacing="normal" fo:font-style="normal" style:font-size-asian="10pt" style:font-size-complex="10pt"/>
    </style:style>
    <style:style style:name="T23" style:family="text">
      <style:text-properties fo:font-variant="normal" fo:text-transform="none" fo:color="#24292e" style:font-name="SFMono-Regular" fo:letter-spacing="normal" fo:font-style="normal" fo:font-weight="normal"/>
    </style:style>
    <style:style style:name="T24" style:family="text">
      <style:text-properties fo:font-variant="normal" fo:text-transform="none" fo:color="#24292e" style:font-name="SFMono-Regular" fo:font-size="10pt" fo:letter-spacing="normal" fo:language="en" fo:country="US" fo:font-style="normal"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24292e" style:font-name="SFMono-Regular" fo:font-size="10pt" fo:letter-spacing="normal" fo:language="en" fo:country="US" fo:font-style="normal" style:font-size-asian="10pt" style:font-size-complex="10pt"/>
    </style:style>
    <style:style style:name="T26" style:family="text">
      <style:text-properties fo:font-variant="normal" fo:text-transform="none" fo:color="#24292e" style:font-name="Manjari Regular" fo:font-size="10pt" fo:letter-spacing="normal" fo:language="ru" fo:country="RU" fo:font-style="normal" fo:font-weight="normal" officeooo:rsid="003399bd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24292e" style:text-line-through-style="none" style:text-line-through-type="none" style:font-name="apple-system" fo:font-size="10pt" fo:letter-spacing="normal" fo:language="ru" fo:country="RU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28" style:family="text">
      <style:text-properties fo:font-variant="normal" fo:text-transform="none" fo:letter-spacing="normal" fo:font-style="normal"/>
    </style:style>
    <style:style style:name="T2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letter-spacing="normal" fo:font-style="normal" fo:font-weight="normal" officeooo:rsid="004f43aa" style:font-weight-asian="normal" style:font-weight-complex="normal"/>
    </style:style>
    <style:style style:name="T3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letter-spacing="normal" fo:language="en" fo:country="US" fo:font-style="normal"/>
    </style:style>
    <style:style style:name="T33" style:family="text">
      <style:text-properties fo:font-variant="normal" fo:text-transform="none" fo:letter-spacing="normal" fo:language="en" fo:country="US" fo:font-style="normal" fo:font-weight="normal" style:font-weight-asian="normal" style:font-weight-complex="normal"/>
    </style:style>
    <style:style style:name="T34" style:family="text">
      <style:text-properties fo:font-variant="normal" fo:text-transform="none" fo:letter-spacing="normal" fo:language="en" fo:country="US" fo:font-style="normal" fo:font-weight="normal" officeooo:rsid="004f43aa" style:font-weight-asian="normal" style:font-weight-complex="normal"/>
    </style:style>
    <style:style style:name="T35" style:family="text">
      <style:text-properties fo:font-variant="normal" fo:text-transform="none" fo:letter-spacing="normal" fo:language="en" fo:country="US" fo:font-style="normal" fo:font-weight="bold" style:font-weight-asian="bold" style:font-weight-complex="bold"/>
    </style:style>
    <style:style style:name="T36" style:family="text">
      <style:text-properties fo:font-variant="normal" fo:text-transform="none" fo:letter-spacing="normal" fo:language="en" fo:country="US" fo:font-style="normal" fo:font-weight="bold" officeooo:rsid="003cf342" style:font-weight-asian="bold" style:font-weight-complex="bold"/>
    </style:style>
    <style:style style:name="T37" style:family="text">
      <style:text-properties fo:font-variant="normal" fo:text-transform="none" fo:color="#6f42c1" style:font-name="SFMono-Regular" fo:letter-spacing="normal" fo:font-style="normal" fo:font-weight="normal"/>
    </style:style>
    <style:style style:name="T38" style:family="text">
      <style:text-properties fo:font-variant="normal" fo:text-transform="none" fo:color="#032f62" style:font-name="SFMono-Regular" fo:letter-spacing="normal" fo:font-style="normal" fo:font-weight="normal"/>
    </style:style>
    <style:style style:name="T39" style:family="text">
      <style:text-properties fo:font-variant="normal" fo:text-transform="none" fo:color="#d73a49" style:font-name="SFMono-Regular" fo:letter-spacing="normal" fo:font-style="normal" fo:font-weight="normal"/>
    </style:style>
    <style:style style:name="T40" style:family="text">
      <style:text-properties fo:font-variant="normal" fo:text-transform="none" fo:color="#0366d6" style:text-line-through-style="none" style:text-line-through-type="none" style:font-name="apple-system" fo:font-size="10pt" fo:letter-spacing="normal" fo:language="en" fo:country="US" fo:font-style="normal" style:text-underline-style="none" fo:font-weight="normal" style:text-blinking="false" fo:background-color="#ffffff" loext:char-shading-value="0" style:font-size-asian="10pt" style:language-asian="zxx" style:country-asian="none" style:font-size-complex="10pt" style:language-complex="zxx" style:country-complex="none"/>
    </style:style>
    <style:style style:name="T41" style:family="text">
      <style:text-properties fo:font-variant="normal" fo:text-transform="none" fo:color="#005cc5" style:font-name="SFMono-Regular" fo:letter-spacing="normal" fo:font-style="normal" fo:font-weight="normal"/>
    </style:style>
    <style:style style:name="T42" style:family="text">
      <style:text-properties officeooo:rsid="001b5411"/>
    </style:style>
    <style:style style:name="T43" style:family="text">
      <style:text-properties fo:color="#d73a49"/>
    </style:style>
    <style:style style:name="T44" style:family="text">
      <style:text-properties fo:color="#d73a49" style:font-name="SFMono-Regular" fo:font-style="normal" fo:font-weight="normal"/>
    </style:style>
    <style:style style:name="T45" style:family="text">
      <style:text-properties fo:color="#005cc5"/>
    </style:style>
    <style:style style:name="T46" style:family="text">
      <style:text-properties fo:color="#005cc5" style:font-name="SFMono-Regular" fo:font-style="normal" fo:font-weight="normal"/>
    </style:style>
    <style:style style:name="T47" style:family="text">
      <style:text-properties fo:color="#6f42c1"/>
    </style:style>
    <style:style style:name="T48" style:family="text">
      <style:text-properties fo:color="#6f42c1" style:font-name="SFMono-Regular" fo:font-style="normal" fo:font-weight="normal"/>
    </style:style>
    <style:style style:name="T49" style:family="text">
      <style:text-properties fo:color="#032f62"/>
    </style:style>
    <style:style style:name="T50" style:family="text">
      <style:text-properties fo:color="#032f62" style:font-name="SFMono-Regular" fo:font-style="normal" fo:font-weight="normal"/>
    </style:style>
    <style:style style:name="T51" style:family="text">
      <style:text-properties officeooo:rsid="001e19f4"/>
    </style:style>
    <style:style style:name="T52" style:family="text">
      <style:text-properties officeooo:rsid="0028e95d"/>
    </style:style>
    <style:style style:name="T53" style:family="text">
      <style:text-properties officeooo:rsid="0039d5fd"/>
    </style:style>
    <style:style style:name="T54" style:family="text">
      <style:text-properties officeooo:rsid="003399bd" style:font-weight-asian="normal" style:font-weight-complex="normal"/>
    </style:style>
    <style:style style:name="T55" style:family="text">
      <style:text-properties style:font-name="Manjari Regular" fo:font-weight="bold" officeooo:rsid="0006c6e1" style:font-weight-asian="bold" style:font-weight-complex="bold"/>
    </style:style>
    <style:style style:name="T56" style:family="text">
      <style:text-properties style:font-name="SFMono-Regular" fo:font-style="normal" fo:font-weight="normal"/>
    </style:style>
    <style:style style:name="T57" style:family="text">
      <style:text-properties officeooo:rsid="004ddb62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004ddb62"/>
    </style:style>
    <style:style style:name="T60" style:family="text">
      <style:text-properties officeooo:rsid="005b88bd"/>
    </style:style>
    <style:style style:name="T61" style:family="text">
      <style:text-properties officeooo:rsid="005fbf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. <text:span text:style-name="T14">Разделите </text:span><text:span text:style-name="T2">проект</text:span><text:span text:style-name="T14"> на </text:span><text:span text:style-name="T2">КОМПОНЕНТЫ</text:span>:</text:p>
      <text:p text:style-name="P13">Что-бы поддерживать большую базу кода лучше не внедрять новые функции, а лучше <text:span text:style-name="T3">РАЗДЕЛИТЬ</text:span><text:span text:style-name="T1"> КОД НА КОМПОНЕНТЫ</text:span></text:p>
      <text:p text:style-name="P13">* <text:span text:style-name="T12">приложение очень тяжело МАСШТАБИРОВАТЬ, тогда все бизнес-единицы слиты “в кучу”</text:span></text:p>
      <text:p text:style-name="P13"/>
      <text:p text:style-name="P6"><text:span text:style-name="T11">2</text:span>. <text:span text:style-name="T6">Разделите </text:span><text:span text:style-name="T13">компонент</text:span><text:span text:style-name="T6"> на </text:span><text:span text:style-name="T15">СЛОИ</text:span>:</text:p>
      <text:h text:style-name="P31" text:outline-level="3"><text:span text:style-name="T4">- веб </text:span><text:span text:style-name="T9">(</text:span><text:span text:style-name="T18">Express</text:span><text:span text:style-name="T9"> должен быт отделен от слоев сервисов и </text:span><text:span text:style-name="T10">б</text:span><text:span text:style-name="T9">азы </text:span><text:span text:style-name="T10">д</text:span><text:span text:style-name="T9">анных)</text:span></text:h>
      <text:h text:style-name="P32" text:outline-level="3">- <text:span text:style-name="T42">сервисы</text:span></text:h>
      <text:h text:style-name="P32" text:outline-level="3">- <text:span text:style-name="T17">DAL</text:span></text:h>
      <text:p text:style-name="P14"/>
      <text:p text:style-name="P6"><text:span text:style-name="T11">3</text:span>. <text:span text:style-name="T7">Оборачивайте </text:span><text:span text:style-name="T14">общие утилиты </text:span><text:span text:style-name="T7">в </text:span><text:span text:style-name="T14">npm</text:span>:</text:p>
      <text:p text:style-name="P14">* <text:span text:style-name="T16">любые УНИВЕРСАЛЬНЫЕ УТИЛИТЫ (регистратор, модуль шифрования и т.д.) должны быть обернуты вашим собственным кодом и представлены как npm пакеты</text:span></text:p>
      <text:p text:style-name="P14"/>
      <text:p text:style-name="P11">4.<text:span text:style-name="T5"> </text:span><text:span text:style-name="T29">Разделяйте </text:span><text:span text:style-name="T33">Express</text:span><text:span text:style-name="T29"> </text:span><text:span text:style-name="T28">"приложение"</text:span><text:span text:style-name="T29"> и </text:span><text:span text:style-name="T28">"сервер"</text:span>:</text:p>
      <text:p text:style-name="P21"><text:span text:style-name="T52">Объявляйте</text:span> API отделено от конфигурации, связанной с сетью (порт, протокол и т.д.)</text:p>
      <text:h text:style-name="P33" text:outline-level="3"><text:span text:style-name="T51">О</text:span>бъявление API <text:span text:style-name="T51">(</text:span><text:span text:style-name="T4">app.js/app.ts</text:span><text:span text:style-name="T51">):</text:span></text:h>
      <text:p text:style-name="P36"><text:span text:style-name="T43"><text:tab/>const</text:span> app <text:span text:style-name="T45">=</text:span> <text:span text:style-name="T47">express</text:span>();</text:p>
      <text:p text:style-name="P37"><text:tab/>app.<text:span text:style-name="T47">use</text:span>(bodyParser.<text:span text:style-name="T47">json</text:span>());</text:p>
      <text:p text:style-name="P37"><text:tab/>app.<text:span text:style-name="T47">use</text:span>(<text:span text:style-name="T49">'/api/events'</text:span>, events.<text:span text:style-name="T45">API</text:span>);</text:p>
      <text:p text:style-name="P37"><text:tab/>app.<text:span text:style-name="T47">use</text:span>(<text:span text:style-name="T49">'/api/forms'</text:span>, forms)</text:p>
      <text:h text:style-name="P34" text:outline-level="3"><text:span text:style-name="T51">С</text:span>етевое объявление сервера <text:span text:style-name="T51">(</text:span><text:span text:style-name="T4">/bin/www</text:span><text:span text:style-name="T51">):</text:span></text:h>
      <text:p text:style-name="P35"><text:span text:style-name="T43"><text:tab/>import app from </text:span><text:span text:style-name="T49">'../app'</text:span><text:span text:style-name="T43">;</text:span></text:p>
      <text:p text:style-name="P47"><text:span text:style-name="T39"><text:tab/>import</text:span><text:span text:style-name="T23"> http </text:span><text:span text:style-name="T39">from</text:span><text:span text:style-name="T23"> </text:span><text:span text:style-name="T38">'http'</text:span><text:span text:style-name="T23">;</text:span></text:p>
      <text:p text:style-name="P43"/>
      <text:p text:style-name="P43"><text:tab/>// Get port from environment and store in Express.</text:p>
      <text:p text:style-name="P37"><text:span text:style-name="T43"><text:tab/>const</text:span> port <text:span text:style-name="T45">=</text:span> <text:span text:style-name="T47">normalizePort</text:span>(process.<text:span text:style-name="T45">env</text:span>.<text:span text:style-name="T45">PORT</text:span> <text:span text:style-name="T45">||</text:span> <text:span text:style-name="T49">'3000'</text:span>);</text:p>
      <text:p text:style-name="P47"><text:span text:style-name="T23"><text:tab/>app.</text:span><text:span text:style-name="T37">set</text:span><text:span text:style-name="T23">(</text:span><text:span text:style-name="T38">'port'</text:span><text:span text:style-name="T23">, port);</text:span></text:p>
      <text:p text:style-name="P44"/>
      <text:p text:style-name="P44"><text:tab/>// Create HTTP server.</text:p>
      <text:p text:style-name="P37"><text:span text:style-name="T43"><text:tab/>const</text:span> server <text:span text:style-name="T45">=</text:span> http.<text:span text:style-name="T47">createServer</text:span>(app);</text:p>
      <text:p text:style-name="P3"/>
      <text:p text:style-name="P4">5. <text:span text:style-name="T28">Идеальная </text:span><text:span text:style-name="T31">конфигурация</text:span><text:span text:style-name="T28"> должна обеспечивать:</text:span></text:p>
      <text:p text:style-name="P27"><text:span text:style-name="T54">- </text:span>считывание ключей из файла <text:span text:style-name="T53">и</text:span> из переменной среды</text:p>
      <text:p text:style-name="P27"><text:span text:style-name="T54">- </text:span>хранение секретов вне основной кодовой базы</text:p>
      <text:p text:style-name="P27"><text:span text:style-name="T54">- </text:span>иерархическую структуру для облегчения поиска</text:p>
      <text:p text:style-name="P20"><text:span text:style-name="T26">* </text:span><text:span text:style-name="T20">Есть несколько пакетов, которые могут помочь поставить галочку в большинстве таких полей, как </text:span><text:a xlink:type="simple" xlink:href="https://www.npmjs.com/package/rc" text:style-name="Internet_20_link" text:visited-style-name="Visited_20_Internet_20_Link"><text:span text:style-name="T40">rc</text:span></text:a><text:span text:style-name="T20">, </text:span><text:a xlink:type="simple" xlink:href="https://www.npmjs.com/package/nconf" text:style-name="Internet_20_link" text:visited-style-name="Visited_20_Internet_20_Link"><text:span text:style-name="T40">nconf</text:span></text:a><text:span text:style-name="T27"> </text:span><text:span text:style-name="T21">and</text:span><text:span text:style-name="T20"> </text:span><text:a xlink:type="simple" xlink:href="https://www.npmjs.com/package/config" text:style-name="Internet_20_link" text:visited-style-name="Visited_20_Internet_20_Link"><text:span text:style-name="T40">config</text:span></text:a></text:p>
      <text:p text:style-name="P51"/>
      <text:p text:style-name="P5"><text:span text:style-name="T28">6. Используйте </text:span><text:span text:style-name="T35">Async </text:span><text:span text:style-name="T31">/ </text:span><text:span text:style-name="T35">Await</text:span><text:span text:style-name="T28"> или </text:span><text:span text:style-name="T36">Promises</text:span><text:span text:style-name="T28"> для асинхронной обработки ошибок</text:span><text:span text:style-name="T55">:</text:span></text:p>
      <text:p text:style-name="P28"><text:span text:style-name="T43">async</text:span> <text:span text:style-name="T43">function</text:span> <text:span text:style-name="T47">executeAsyncTask</text:span> () {</text:p>
      <text:p text:style-name="P40"><text:s text:c="2"/><text:span text:style-name="T44">try</text:span><text:span text:style-name="T56"> {</text:span></text:p>
      <text:p text:style-name="P40"><text:s text:c="4"/><text:span text:style-name="T44">const</text:span><text:span text:style-name="T56"> valueA </text:span><text:span text:style-name="T46">=</text:span><text:span text:style-name="T56"> </text:span><text:span text:style-name="T44">await</text:span><text:span text:style-name="T56"> </text:span><text:span text:style-name="T48">functionA</text:span><text:span text:style-name="T56">();</text:span></text:p>
      <text:p text:style-name="P40"><text:s text:c="4"/><text:span text:style-name="T44">const</text:span><text:span text:style-name="T56"> valueB </text:span><text:span text:style-name="T46">=</text:span><text:span text:style-name="T56"> </text:span><text:span text:style-name="T44">await</text:span><text:span text:style-name="T56"> </text:span><text:span text:style-name="T48">functionB</text:span><text:span text:style-name="T56">(valueA);</text:span></text:p>
      <text:p text:style-name="P40"><text:s text:c="4"/><text:span text:style-name="T44">const</text:span><text:span text:style-name="T56"> valueC </text:span><text:span text:style-name="T46">=</text:span><text:span text:style-name="T56"> </text:span><text:span text:style-name="T44">await</text:span><text:span text:style-name="T56"> </text:span><text:span text:style-name="T48">functionC</text:span><text:span text:style-name="T56">(valueB);</text:span></text:p>
      <text:p text:style-name="P40"><text:s text:c="4"/><text:span text:style-name="T44">return</text:span><text:span text:style-name="T56"> </text:span><text:span text:style-name="T44">await</text:span><text:span text:style-name="T56"> </text:span><text:span text:style-name="T48">functionD</text:span><text:span text:style-name="T56">(valueC);</text:span></text:p>
      <text:p text:style-name="P40"><text:s text:c="2"/><text:span text:style-name="T56">}</text:span></text:p>
      <text:p text:style-name="P40"><text:s text:c="2"/><text:span text:style-name="T44">catch</text:span><text:span text:style-name="T56"> (err) {</text:span></text:p>
      <text:p text:style-name="P40"><text:s text:c="4"/><text:span text:style-name="T56">logger.</text:span><text:span text:style-name="T48">error</text:span><text:span text:style-name="T56">(err);</text:span></text:p>
      <text:p text:style-name="P40"><text:soft-page-break/><text:s text:c="2"/><text:span text:style-name="T56">} </text:span><text:span text:style-name="T44">finally</text:span><text:span text:style-name="T56"> {</text:span></text:p>
      <text:p text:style-name="P40"><text:s text:c="4"/><text:span text:style-name="T44">await</text:span><text:span text:style-name="T56"> </text:span><text:span text:style-name="T48">alwaysExecuteThisFunction</text:span><text:span text:style-name="T56">();</text:span></text:p>
      <text:p text:style-name="P40"><text:s text:c="2"/><text:span text:style-name="T56">}</text:span></text:p>
      <text:p text:style-name="P37">}</text:p>
      <text:p text:style-name="P14"/>
      <text:p text:style-name="P7">7. <text:span text:style-name="T29">Используйте только встроенный </text:span><text:span text:style-name="T28">объект </text:span><text:span text:style-name="T32">Error</text:span>:</text:p>
      <text:p text:style-name="P12"><text:span text:style-name="T22">Отклоните ли вы обещание, сгенерируете исключение или сгенерируете ошибку -- использование лишь встроенного объекта </text:span><text:span text:style-name="Source_20_Text"><text:span text:style-name="T24">Error</text:span></text:span><text:span text:style-name="Source_20_Text"><text:span text:style-name="T25"> </text:span></text:span><text:span text:style-name="T22">увеличит единообразие и предотвратит потерю информации</text:span></text:p>
      <text:p text:style-name="P21"/>
      <text:p text:style-name="P8">8. <text:span text:style-name="T28">Различайте ошибки</text:span><text:span text:style-name="T29"> в работе и программировании</text:span>:</text:p>
      <text:p text:style-name="P24">- <text:span text:style-name="T59">о</text:span><text:span text:style-name="T58">перационные ошибки</text:span> (например, API получил неверный ввод) - известны<text:span text:style-name="T57">й</text:span> случа<text:span text:style-name="T57">й </text:span>и может быть обработано вдумчиво</text:p>
      <text:p text:style-name="P24">- <text:span text:style-name="T58">ошибка программиста</text:span> (например, попытка прочитать неопределенную переменную) относится к неизвестным ошибкам кода, которые требуют изящного перезапуска приложения</text:p>
      <text:p text:style-name="P25"/>
      <text:p text:style-name="P9">9. <text:span text:style-name="T8">Обрабатывайте</text:span><text:span text:style-name="T29"> ошибки </text:span><text:span text:style-name="T28">централизованно</text:span><text:span text:style-name="T29"> </text:span><text:span text:style-name="T30">(</text:span><text:span text:style-name="T34">not</text:span><text:span text:style-name="T30"> </text:span><text:span text:style-name="T34">middleware</text:span><text:span text:style-name="T30"> </text:span><text:span text:style-name="T34">of</text:span><text:span text:style-name="T30"> </text:span><text:span text:style-name="T33">Express</text:span><text:span text:style-name="T30">)</text:span><text:span text:style-name="T5">:</text:span></text:p>
      <text:p text:style-name="P30">// DAL layer, we don't handle errors here</text:p>
      <text:p text:style-name="P38">DB.<text:span text:style-name="T47">addDocument</text:span>(newCustomer, (error: Error, result: Result) <text:span text:style-name="T45">=&gt;</text:span> {</text:p>
      <text:p text:style-name="P41"><text:span text:style-name="T44">if</text:span><text:span text:style-name="T56"> (error)</text:span></text:p>
      <text:p text:style-name="P41"><text:span text:style-name="T56"><text:s text:c="8"/></text:span><text:span text:style-name="T44">throw</text:span><text:span text:style-name="T56"> </text:span><text:span text:style-name="T44">new</text:span><text:span text:style-name="T56"> Error(</text:span><text:span text:style-name="T50">'Great error explanation comes here'</text:span><text:span text:style-name="T56">, other useful parameters)</text:span></text:p>
      <text:p text:style-name="P39">});</text:p>
      <text:p text:style-name="P48"/>
      <text:p text:style-name="P46">// API route code, we catch both sync and async errors and forward to the middleware</text:p>
      <text:p text:style-name="P39"><text:span text:style-name="T43">try</text:span> {</text:p>
      <text:p text:style-name="P41"><text:span text:style-name="T56"><text:s text:c="8"/>customerService.</text:span><text:span text:style-name="T48">addNew</text:span><text:span text:style-name="T56">(req.</text:span><text:span text:style-name="T46">body</text:span><text:span text:style-name="T56">).</text:span><text:span text:style-name="T48">then</text:span><text:span text:style-name="T56">((result: Result) </text:span><text:span text:style-name="T46">=&gt;</text:span><text:span text:style-name="T56"> {</text:span></text:p>
      <text:p text:style-name="P41"><text:span text:style-name="T56"><text:s text:c="14"/>res.</text:span><text:span text:style-name="T48">status</text:span><text:span text:style-name="T56">(</text:span><text:span text:style-name="T46">200</text:span><text:span text:style-name="T56">).</text:span><text:span text:style-name="T48">json</text:span><text:span text:style-name="T56">(result);</text:span></text:p>
      <text:p text:style-name="P41"><text:span text:style-name="T56"><text:s text:c="8"/>}).</text:span><text:span text:style-name="T48">catch</text:span><text:span text:style-name="T56">((error: Error) </text:span><text:span text:style-name="T46">=&gt;</text:span><text:span text:style-name="T56"> {</text:span></text:p>
      <text:p text:style-name="P41"><text:span text:style-name="T56"><text:s text:c="16"/></text:span><text:span text:style-name="T48">next</text:span><text:span text:style-name="T56">(error)</text:span></text:p>
      <text:p text:style-name="P39"><text:s text:c="8"/>});</text:p>
      <text:p text:style-name="P41"><text:span text:style-name="T56">} </text:span><text:span text:style-name="T44">catch</text:span><text:span text:style-name="T56"> (error) {</text:span></text:p>
      <text:p text:style-name="P41"><text:span text:style-name="T56"><text:s text:c="8"/></text:span><text:span text:style-name="T48">next</text:span><text:span text:style-name="T56">(error);</text:span></text:p>
      <text:p text:style-name="P39">}</text:p>
      <text:p text:style-name="P48"/>
      <text:p text:style-name="P45">// Error handling middleware, we delegate the handling to the centralized error handler</text:p>
      <text:p text:style-name="P38">app.<text:span text:style-name="T47">use</text:span>(<text:span text:style-name="T43">async</text:span> (err: Error, req: Request, res: Response, next: NextFunction) <text:span text:style-name="T45">=&gt;</text:span> {</text:p>
      <text:p text:style-name="P42"><text:span text:style-name="T56"><text:s text:c="8"/></text:span><text:span text:style-name="T44">const</text:span><text:span text:style-name="T56"> isOperationalError </text:span><text:span text:style-name="T46">=</text:span><text:span text:style-name="T56"> </text:span><text:span text:style-name="T44">await</text:span><text:span text:style-name="T56"> errorHandler.</text:span><text:span text:style-name="T48">handleError</text:span><text:span text:style-name="T56">(err);</text:span></text:p>
      <text:p text:style-name="P42"><text:span text:style-name="T56"><text:s text:c="8"/></text:span><text:span text:style-name="T44">if</text:span><text:span text:style-name="T56"> (!isOperationalError) {</text:span></text:p>
      <text:p text:style-name="P42"><text:span text:style-name="T56"><text:s text:c="16"/></text:span><text:span text:style-name="T48">next</text:span><text:span text:style-name="T56">(err);</text:span></text:p>
      <text:p text:style-name="P50"><text:s text:c="8"/>}</text:p>
      <text:p text:style-name="P38">});</text:p>
      <text:p text:style-name="P29">-------------------------------------------------------------------------------------------------------------------------------------------------------------------------------------------</text:p>
      <text:p text:style-name="P28"><text:span text:style-name="T43">class</text:span> ErrorHandler {</text:p>
      <text:p text:style-name="P40"><text:s text:c="2"/><text:span text:style-name="T44">public</text:span><text:span text:style-name="T56"> </text:span><text:span text:style-name="T44">async</text:span><text:span text:style-name="T56"> </text:span><text:span text:style-name="T48">handleError</text:span><text:span text:style-name="T56">(err: Error): Promise&lt;</text:span><text:span text:style-name="T44">void</text:span><text:span text:style-name="T56">&gt; {</text:span></text:p>
      <text:p text:style-name="P40"><text:s text:c="4"/><text:span text:style-name="T44">await</text:span><text:span text:style-name="T56"> logger.</text:span><text:span text:style-name="T48">logError</text:span><text:span text:style-name="T56">(err);</text:span></text:p>
      <text:p text:style-name="P40"><text:s text:c="4"/><text:span text:style-name="T44">await</text:span><text:span text:style-name="T56"> </text:span><text:span text:style-name="T48">sendMailToAdminIfCritical</text:span><text:span text:style-name="T56">();</text:span></text:p>
      <text:p text:style-name="P40"><text:s text:c="4"/><text:span text:style-name="T44">await</text:span><text:span text:style-name="T56"> </text:span><text:span text:style-name="T48">saveInOpsQueueIfCritical</text:span><text:span text:style-name="T56">();</text:span></text:p>
      <text:p text:style-name="P40"><text:s text:c="4"/><text:span text:style-name="T44">await</text:span><text:span text:style-name="T56"> </text:span><text:span text:style-name="T48">determineIfOperationalError</text:span><text:span text:style-name="T56">();</text:span></text:p>
      <text:p text:style-name="P40"><text:s text:c="2"/><text:span text:style-name="T56">};</text:span></text:p>
      <text:p text:style-name="P37">}</text:p>
      <text:p text:style-name="P47"><text:span text:style-name="T39">export</text:span><text:span text:style-name="T23"> </text:span><text:span text:style-name="T39">const</text:span><text:span text:style-name="T23"> handler </text:span><text:span text:style-name="T41">=</text:span><text:span text:style-name="T23"> </text:span><text:span text:style-name="T39">new</text:span><text:span text:style-name="T23"> ErrorHandler();</text:span></text:p>
      <text:p text:style-name="P16"><text:soft-page-break/></text:p>
      <text:p text:style-name="P2"><text:span text:style-name="T1">10.</text:span> <text:span text:style-name="T28">Документирование ошибок API при использовании </text:span><text:span text:style-name="T35">Swagger</text:span><text:span text:style-name="T28"> или </text:span><text:span text:style-name="T35">GraphQL</text:span>:</text:p>
      <text:p text:style-name="P22"><text:span text:style-name="T61">П</text:span>ользователь API должен знать не только о схеме API, но и о возможных ошибках</text:p>
      <text:p text:style-name="P26">* Например, в документации по API может быть заранее указано, что HTTP-статус 409 возвращается, когда имя клиента уже существует</text:p>
      <text:p text:style-name="P23"><text:span text:style-name="T19">Swagger</text:span> - это стандарт, определяющий схему документации API, предлагающую эко-систему инструментов, позволяющую легко создавать документацию в Интернете</text:p>
      <text:p text:style-name="P23"/>
      <text:p text:style-name="P6"><text:span text:style-name="T11">11</text:span>. :</text:p>
      <text:p text:style-name="P14"/>
      <text:p text:style-name="P6"><text:span text:style-name="T11">12</text:span>. :</text:p>
      <text:p text:style-name="P14"/>
      <text:p text:style-name="P6"><text:span text:style-name="T11">13</text:span>. :</text:p>
      <text:p text:style-name="P14"/>
      <text:p text:style-name="P6"><text:span text:style-name="T11">14</text:span>. :</text:p>
      <text:p text:style-name="P14"/>
      <text:p text:style-name="P6"><text:span text:style-name="T11">15</text:span>. :</text:p>
      <text:p text:style-name="P14"/>
      <text:p text:style-name="P10"><text:span text:style-name="T11">16</text:span>. :</text:p>
      <text:p text:style-name="P15"/>
      <text:p text:style-name="P10"><text:span text:style-name="T11">17</text:span>. :</text:p>
      <text:p text:style-name="P15"/>
      <text:p text:style-name="P10"><text:span text:style-name="T11">18</text:span>. :</text:p>
      <text:p text:style-name="P15"/>
      <text:p text:style-name="P10"><text:span text:style-name="T11">19</text:span>. :</text:p>
      <text:p text:style-name="P15"/>
      <text:p text:style-name="P10"><text:span text:style-name="T60">20</text:span>. :</text:p>
      <text:p text:style-name="P15"/>
      <text:p text:style-name="P10"><text:span text:style-name="T60">21</text:span>. :</text:p>
      <text:p text:style-name="P15"/>
      <text:p text:style-name="P10"><text:span text:style-name="T60">22</text:span>. :</text:p>
      <text:p text:style-name="P15"/>
      <text:p text:style-name="P10"><text:span text:style-name="T60">23</text:span>. :</text:p>
      <text:p text:style-name="P15"/>
      <text:p text:style-name="P10"><text:span text:style-name="T60">24</text:span>. :</text:p>
      <text:p text:style-name="P15"/>
      <text:p text:style-name="P10"><text:span text:style-name="T60">25</text:span>. :</text:p>
      <text:p text:style-name="P15"/>
      <text:p text:style-name="P10"><text:span text:style-name="T60">26</text:span>. :</text:p>
      <text:p text:style-name="P15"/>
      <text:p text:style-name="P10"><text:span text:style-name="T60">27</text:span>. :</text:p>
      <text:p text:style-name="P15"/>
      <text:p text:style-name="P10"><text:span text:style-name="T60">28</text:span>. :</text:p>
      <text:p text:style-name="P15"/>
      <text:p text:style-name="P10"><text:span text:style-name="T60">29</text:span>. :</text:p>
      <text:p text:style-name="P15"/>
      <text:p text:style-name="P10"><text:span text:style-name="T60">30</text:span>. :</text:p>
      <text:p text:style-name="P19"/>
      <text:p text:style-name="P10"><text:span text:style-name="T60">31</text:span>. :</text:p>
      <text:p text:style-name="P19"><text:soft-page-break/></text:p>
      <text:p text:style-name="P10"><text:span text:style-name="T60">32</text:span>. :</text:p>
      <text:p text:style-name="P19"/>
      <text:p text:style-name="P10"><text:span text:style-name="T60">33</text:span>. :</text:p>
      <text:p text:style-name="P19"/>
      <text:p text:style-name="P10"><text:span text:style-name="T60">34</text:span>. :</text:p>
      <text:p text:style-name="P19"/>
      <text:p text:style-name="P10"><text:span text:style-name="T60">35</text:span>. :</text:p>
      <text:p text:style-name="P19"/>
      <text:p text:style-name="P10"><text:span text:style-name="T60">36</text:span>. :</text:p>
      <text:p text:style-name="P19"/>
      <text:p text:style-name="P10"><text:span text:style-name="T60">37</text:span>. :</text:p>
      <text:p text:style-name="P19"/>
      <text:p text:style-name="P10"><text:span text:style-name="T60">38</text:span>. :</text:p>
      <text:p text:style-name="P19"/>
      <text:p text:style-name="P10"><text:span text:style-name="T60">39</text:span>. :</text:p>
      <text:p text:style-name="P19"/>
      <text:p text:style-name="P10"><text:span text:style-name="T60">40</text:span>. :</text:p>
      <text:p text:style-name="P19"/>
      <text:p text:style-name="P10"><text:span text:style-name="T60">41</text:span>. :</text:p>
      <text:p text:style-name="P19"/>
      <text:p text:style-name="P10"><text:span text:style-name="T60">42</text:span>. :</text:p>
      <text:p text:style-name="P19"/>
      <text:p text:style-name="P10"><text:span text:style-name="T60">43</text:span>. :</text:p>
      <text:p text:style-name="P19"/>
      <text:p text:style-name="P10"><text:span text:style-name="T60">44</text:span>. :</text:p>
      <text:p text:style-name="P19"/>
      <text:p text:style-name="P10"><text:span text:style-name="T60">45</text:span>. :</text:p>
      <text:p text:style-name="P19"/>
      <text:p text:style-name="P10"><text:span text:style-name="T60">46</text:span>. :</text:p>
      <text:p text:style-name="P19"/>
      <text:p text:style-name="P10"><text:span text:style-name="T60">47</text:span>. :</text:p>
      <text:p text:style-name="P19"/>
      <text:p text:style-name="P10"><text:span text:style-name="T60">48</text:span>. :</text:p>
      <text:p text:style-name="P19"/>
      <text:p text:style-name="P10"><text:span text:style-name="T60">49</text:span>. :</text:p>
      <text:p text:style-name="P19"/>
      <text:p text:style-name="P10"><text:span text:style-name="T60">50</text:span>. :</text:p>
      <text:p text:style-name="P19"/>
      <text:p text:style-name="P10"/>
      <text:p text:style-name="P18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102in" fo:margin-right="0.4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0:42:42.312126196</meta:creation-date>
    <meta:generator>LibreOffice/6.0.7.3$Linux_X86_64 LibreOffice_project/00m0$Build-3</meta:generator>
    <dc:date>2020-04-11T13:17:15.619530581</dc:date>
    <meta:editing-duration>PT2H31M17S</meta:editing-duration>
    <meta:editing-cycles>68</meta:editing-cycles>
    <meta:document-statistic meta:table-count="0" meta:image-count="0" meta:object-count="0" meta:page-count="4" meta:paragraph-count="125" meta:word-count="578" meta:character-count="4262" meta:non-whitespace-character-count="3634"/>
  </office:meta>
</office:document-meta>
</file>